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T1" style:family="text">
      <style:text-properties fo:font-size="22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OpenGL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 an API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And a standard developed by Kronos group</text:p>
              </text:list-item>
              <text:list-item>
                <text:p>Immediate &amp; Core profile</text:p>
              </text:list-item>
              <text:list-item>
                <text:p/>
              </text:list-item>
              <text:list-item>
                <text:p/>
              </text:list-item>
              <text:list-item>
                <text:p>The people developing the actual OpenGL libraries are usually the graphics card manufacturers.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 a state machin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State is managed by a Context objec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stalling prerequisit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sudo apt-get install</text:p>
              </text:list-item>
              <text:list-item>
                <text:p>cmake make – build systems</text:p>
              </text:list-item>
              <text:list-item>
                <text:p>g++ - compiler </text:p>
              </text:list-item>
              <text:list-item>
                <text:p>libx11-dev – linux windows system </text:p>
              </text:list-item>
              <text:list-item>
                <text:p>Libxi-dev – LibX11 input handling</text:p>
              </text:list-item>
              <text:list-item>
                <text:p>libgl1-mesa-dev - free implementation of the OpenGL API –</text:p>
              </text:list-item>
              <text:list-item>
                <text:p>libglu1-mesa-dev libxrandr-dev libxext-dev libxcursor-dev libxinerama-dev libxi-dev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stalling prerequisit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libglfw3-dev - portable library for OpenGL, window and input (development files)</text:p>
              </text:list-item>
              <text:list-item>
                <text:p>libglfw3-dev - OpenGL Extension Wrangler - development environment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stalling prerequisit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libglu1-mesa-dev - Mesa OpenGL utility library -- development files</text:p>
              </text:list-item>
              <text:list-item>
                <text:p>libxrandr-dev </text:p>
              </text:list-item>
              <text:list-item>
                <text:p>libxext-dev </text:p>
              </text:list-item>
              <text:list-item>
                <text:p>libxcursor-dev </text:p>
              </text:list-item>
              <text:list-item>
                <text:p>libxinerama-dev </text:p>
              </text:list-item>
              <text:list-item>
                <text:p>libxi-dev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LFW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Gives you a window and OpenGL context with just two function calls</text:p>
              </text:list-item>
              <text:list-item>
                <text:p>Support for OpenGL, OpenGL ES, Vulkan and related options, flags and extensions</text:p>
              </text:list-item>
              <text:list-item>
                <text:p>Support for multiple windows, multiple monitors, high-DPI and gamma ramps</text:p>
              </text:list-item>
              <text:list-item>
                <text:p>Support for keyboard, mouse, gamepad, time and window event input, via polling or callbacks</text:p>
              </text:list-item>
            </text:list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eate a project<text:tab/>and let’s look at CMAKE<text:tab/>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Include GLFW</text:p>
                <text:list>
                  <text:list-item>
                    <text:p>GLFWwindow* window;</text:p>
                  </text:list-item>
                </text:list>
              </text:list-item>
            </text:list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itialize GLFW<text:tab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glfwInit();</text:span></text:p>
              </text:list-item>
              <text:list-item>
                <text:p><text:span text:style-name="T1">glfwWindowHint(GLFW_CONTEXT_VERSION_MAJOR, 3);</text:span></text:p>
              </text:list-item>
              <text:list-item>
                <text:p><text:span text:style-name="T1">glfwWindowHint(GLFW_CONTEXT_VERSION_MINOR, 3);</text:span></text:p>
              </text:list-item>
              <text:list-item>
                <text:p><text:span text:style-name="T1">glfwWindowHint(GLFW_OPENGL_PROFILE, GLFW_OPENGL_CORE_PROFILE);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pen a window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header>
                <text:p>GLFWwindow* window = glfwCreateWindow(800, 600, "LearnOpenGL", NULL, NULL);</text:p>
                <text:p>if (window == NULL) …. your fallback logic</text:p>
                <text:p>must include glfwTerminate()</text:p>
                <text:p>//Make the current tread UI tread</text:p>
                <text:p>glfwMakeContextCurrent(window);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andle inpu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header>
                <text:p>State handling is done NBIO in a while loop</text:p>
                <text:p>while (!glfwWindowShouldClose(window))</text:p>
                <text:p>{</text:p>
                <text:p><text:s text:c="4"/>processInput(window);</text:p>
                <text:p><text:s text:c="4"/>glfwSwapBuffers(window);</text:p>
                <text:p><text:s text:c="4"/>glfwPollEvents();</text:p>
                <text:p>} <text:s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andle inpu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header>
                <text:p>State handling is done NBIO in a while loop</text:p>
                <text:p>while (!glfwWindowShouldClose(window))</text:p>
                <text:p>{</text:p>
                <text:p><text:s text:c="4"/>processInput(window);</text:p>
                <text:p><text:s text:c="4"/>glfwSwapBuffers(window);</text:p>
                <text:p><text:s text:c="4"/>glfwPollEvents();</text:p>
                <text:p>} <text:s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12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12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12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1T10:57:33.318929904</meta:creation-date>
    <meta:editing-duration>PT30M2S</meta:editing-duration>
    <meta:editing-cycles>6</meta:editing-cycles>
    <meta:generator>LibreOffice/6.2.5.2$Linux_X86_64 LibreOffice_project/20$Build-2</meta:generator>
    <dc:title>Alizarin</dc:title>
    <dc:date>2019-07-28T13:13:53.594731971</dc:date>
    <meta:document-statistic meta:object-count="85"/>
  </office:meta>
</office:document-meta>
</file>